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margin-left="1.296cm" fo:margin-right="0cm" fo:text-indent="0cm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1.296cm" fo:margin-right="0cm" fo:text-indent="0cm" style:auto-text-indent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margin-left="1.296cm" fo:margin-right="0cm" fo:text-indent="0cm" style:auto-text-indent="false"/>
      <style:text-properties fo:font-size="14pt" style:text-underline-style="none" style:font-size-asian="14pt" style:font-size-complex="14pt"/>
    </style:style>
    <style:style style:name="P5" style:family="paragraph" style:parent-style-name="Standard">
      <style:paragraph-properties fo:margin-left="1.296cm" fo:margin-right="0cm" fo:text-indent="0cm" style:auto-text-indent="false"/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margin-left="1.296cm" fo:margin-right="0cm" fo:text-indent="0cm" style:auto-text-indent="false"/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margin-left="1.296cm" fo:margin-right="0cm" fo:text-indent="0cm" style:auto-text-indent="false"/>
      <style:text-properties style:font-name="Times New Roman1" fo:font-size="14pt" fo:font-style="normal" style:text-underline-style="none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margin-left="1.296cm" fo:margin-right="0cm" fo:text-indent="0cm" style:auto-text-indent="false"/>
      <style:text-properties style:font-name="Times New Roman1" fo:font-size="14pt" fo:font-style="italic" style:text-underline-style="none" style:font-size-asian="14pt" style:font-style-asian="italic" style:font-size-complex="14pt" style:font-style-complex="italic"/>
    </style:style>
    <style:style style:name="P9" style:family="paragraph" style:parent-style-name="Standard">
      <style:paragraph-properties fo:margin-left="1.296cm" fo:margin-right="0cm" fo:text-indent="0cm" style:auto-text-indent="false" fo:padding="0.074cm" fo:border-left="none" fo:border-right="none" fo:border-top="none" fo:border-bottom="0.06pt solid #000000" style:join-border="false"/>
      <style:text-properties style:font-name="Times New Roman1" fo:font-size="14pt" fo:font-style="normal" style:text-underline-style="none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Times New Roman1" fo:font-size="14pt" fo:font-style="normal" style:text-underline-style="none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Times New Roman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 style:list-style-name="L1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text-properties fo:font-size="14pt" style:text-underline-style="solid" style:text-underline-width="auto" style:text-underline-color="font-color" style:font-size-asian="14pt" style:font-size-complex="14pt"/>
    </style:style>
    <style:style style:name="P14" style:family="paragraph" style:parent-style-name="Standard" style:list-style-name="L2">
      <style:paragraph-properties fo:margin-left="1.296cm" fo:margin-right="0cm" fo:text-indent="0cm" style:auto-text-indent="false"/>
      <style:text-properties fo:font-size="14pt" style:font-size-asian="14pt" style:font-size-complex="14pt"/>
    </style:style>
    <style:style style:name="P15" style:family="paragraph" style:parent-style-name="Standard" style:list-style-name="L3">
      <style:paragraph-properties fo:margin-left="1.296cm" fo:margin-right="0cm" fo:text-indent="0cm" style:auto-text-indent="false"/>
      <style:text-properties fo:font-size="14pt" style:font-size-asian="14pt" style:font-size-complex="14pt"/>
    </style:style>
    <style:style style:name="P16" style:family="paragraph" style:parent-style-name="Standard" style:list-style-name="L4">
      <style:paragraph-properties fo:margin-left="1.296cm" fo:margin-right="0cm" fo:text-indent="0cm" style:auto-text-indent="false"/>
      <style:text-properties fo:font-size="14pt" style:font-size-asian="14pt" style:font-size-complex="14pt"/>
    </style:style>
    <style:style style:name="P17" style:family="paragraph" style:parent-style-name="Standard" style:list-style-name="L3">
      <style:paragraph-properties fo:margin-left="1.296cm" fo:margin-right="0cm" fo:text-indent="0cm" style:auto-text-indent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18" style:family="paragraph" style:parent-style-name="Standard" style:list-style-name="L5">
      <style:paragraph-properties fo:margin-left="1.296cm" fo:margin-right="0cm" fo:text-indent="0cm" style:auto-text-indent="false"/>
      <style:text-properties fo:font-size="14pt" style:text-underline-style="none" style:font-size-asian="14pt" style:font-size-complex="14pt"/>
    </style:style>
    <style:style style:name="P19" style:family="paragraph" style:parent-style-name="Standard" style:list-style-name="L6">
      <style:paragraph-properties fo:margin-left="1.296cm" fo:margin-right="0cm" fo:text-indent="0cm" style:auto-text-indent="false"/>
      <style:text-properties fo:font-size="14pt" style:text-underline-style="none" style:font-size-asian="14pt" style:font-size-complex="14pt"/>
    </style:style>
    <style:style style:name="P20" style:family="paragraph" style:parent-style-name="Standard" style:list-style-name="L7">
      <style:paragraph-properties fo:margin-left="1.296cm" fo:margin-right="0cm" fo:text-indent="0cm" style:auto-text-indent="false"/>
      <style:text-properties fo:font-size="14pt" style:text-underline-style="none" style:font-size-asian="14pt" style:font-size-complex="14pt"/>
    </style:style>
    <style:style style:name="P21" style:family="paragraph" style:parent-style-name="Standard" style:list-style-name="L8">
      <style:paragraph-properties fo:margin-left="1.296cm" fo:margin-right="0cm" fo:text-indent="0cm" style:auto-text-indent="false"/>
      <style:text-properties fo:font-size="14pt" style:text-underline-style="none" style:font-size-asian="14pt" style:font-size-complex="14pt"/>
    </style:style>
    <style:style style:name="P22" style:family="paragraph" style:parent-style-name="Standard" style:list-style-name="L9">
      <style:paragraph-properties fo:margin-left="1.296cm" fo:margin-right="0cm" fo:text-indent="0cm" style:auto-text-indent="false"/>
      <style:text-properties fo:font-size="14pt" style:text-underline-style="none" style:font-size-asian="14pt" style:font-size-complex="14pt"/>
    </style:style>
    <style:style style:name="P23" style:family="paragraph" style:parent-style-name="Standard" style:list-style-name="L10">
      <style:paragraph-properties fo:margin-left="1.296cm" fo:margin-right="0cm" fo:text-indent="0cm" style:auto-text-indent="false"/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24" style:family="paragraph" style:parent-style-name="Standard" style:list-style-name="L10">
      <style:paragraph-properties fo:margin-left="1.296cm" fo:margin-right="0cm" fo:text-indent="0cm" style:auto-text-indent="false"/>
      <style:text-properties style:font-name="Times New Roman1" fo:font-size="14pt" fo:font-style="normal" style:text-underline-style="none" style:font-size-asian="14pt" style:font-style-asian="normal" style:font-size-complex="14pt" style:font-style-complex="normal"/>
    </style:style>
    <style:style style:name="P25" style:family="paragraph" style:parent-style-name="Standard" style:list-style-name="L11">
      <style:paragraph-properties fo:margin-left="1.296cm" fo:margin-right="0cm" fo:text-indent="0cm" style:auto-text-indent="false"/>
      <style:text-properties style:font-name="Times New Roman1" fo:font-size="14pt" fo:font-style="normal" style:text-underline-style="none" style:font-size-asian="14pt" style:font-style-asian="normal" style:font-size-complex="14pt" style:font-style-complex="normal"/>
    </style:style>
    <style:style style:name="P26" style:family="paragraph" style:parent-style-name="Standard" style:list-style-name="L12">
      <style:paragraph-properties fo:margin-left="1.296cm" fo:margin-right="0cm" fo:text-indent="0cm" style:auto-text-indent="false"/>
      <style:text-properties style:font-name="Times New Roman1" fo:font-size="14pt" fo:font-style="normal" style:text-underline-style="none" style:font-size-asian="14pt" style:font-style-asian="normal" style:font-size-complex="14pt" style:font-style-complex="normal"/>
    </style:style>
    <style:style style:name="P27" style:family="paragraph" style:parent-style-name="Standard" style:list-style-name="L13">
      <style:paragraph-properties fo:margin-left="1.296cm" fo:margin-right="0cm" fo:text-indent="0cm" style:auto-text-indent="false"/>
      <style:text-properties style:font-name="Times New Roman1" fo:font-size="14pt" fo:font-style="normal" style:text-underline-style="none" style:font-size-asian="14pt" style:font-style-asian="normal" style:font-size-complex="14pt" style:font-style-complex="normal"/>
    </style:style>
    <style:style style:name="P28" style:family="paragraph" style:parent-style-name="Standard" style:list-style-name="L14">
      <style:paragraph-properties fo:margin-left="1.296cm" fo:margin-right="0cm" fo:text-indent="0cm" style:auto-text-indent="false"/>
      <style:text-properties style:font-name="Times New Roman1" fo:font-size="14pt" fo:font-style="normal" style:text-underline-style="none" style:font-size-asian="14pt" style:font-style-asian="normal" style:font-size-complex="14pt" style:font-style-complex="normal"/>
    </style:style>
    <style:style style:name="P29" style:family="paragraph" style:parent-style-name="Standard" style:list-style-name="L15">
      <style:paragraph-properties fo:margin-left="1.296cm" fo:margin-right="0cm" fo:text-indent="0cm" style:auto-text-indent="false"/>
      <style:text-properties style:font-name="Times New Roman1" fo:font-size="14pt" fo:font-style="normal" style:text-underline-style="none" style:font-size-asian="14pt" style:font-style-asian="normal" style:font-size-complex="14pt" style:font-style-complex="normal"/>
    </style:style>
    <style:style style:name="P30" style:family="paragraph" style:parent-style-name="Standard" style:list-style-name="L16">
      <style:paragraph-properties fo:margin-left="1.296cm" fo:margin-right="0cm" fo:text-indent="0cm" style:auto-text-indent="false"/>
      <style:text-properties style:font-name="Times New Roman1" fo:font-size="14pt" fo:font-style="normal" style:text-underline-style="none" style:font-size-asian="14pt" style:font-style-asian="normal" style:font-size-complex="14pt" style:font-style-complex="normal"/>
    </style:style>
    <style:style style:name="P31" style:family="paragraph" style:parent-style-name="Standard" style:list-style-name="L17">
      <style:paragraph-properties fo:margin-left="1.296cm" fo:margin-right="0cm" fo:text-indent="0cm" style:auto-text-indent="false"/>
      <style:text-properties style:font-name="Times New Roman1" fo:font-size="14pt" fo:font-style="normal" style:text-underline-style="none" style:font-size-asian="14pt" style:font-style-asian="normal" style:font-size-complex="14pt" style:font-style-complex="normal"/>
    </style:style>
    <style:style style:name="P32" style:family="paragraph" style:parent-style-name="Standard" style:list-style-name="L18">
      <style:paragraph-properties fo:margin-left="1.296cm" fo:margin-right="0cm" fo:text-indent="0cm" style:auto-text-indent="false"/>
      <style:text-properties style:font-name="Times New Roman1" fo:font-size="14pt" fo:font-style="normal" style:text-underline-style="none" style:font-size-asian="14pt" style:font-style-asian="normal" style:font-size-complex="14pt" style:font-style-complex="normal"/>
    </style:style>
    <style:style style:name="P33" style:family="paragraph" style:parent-style-name="Standard">
      <style:paragraph-properties fo:margin-left="1.244cm" fo:margin-right="0cm" fo:text-indent="0cm" style:auto-text-indent="false"/>
    </style:style>
    <style:style style:name="P34" style:family="paragraph" style:parent-style-name="Standard">
      <style:paragraph-properties fo:margin-left="1.244cm" fo:margin-right="0cm" fo:text-indent="0cm" style:auto-text-indent="false"/>
      <style:text-properties style:font-name="Times New Roman1" fo:font-size="14pt" fo:font-style="normal" style:text-underline-style="none" style:font-size-asian="14pt" style:font-style-asian="normal" style:font-size-complex="14pt" style:font-style-complex="normal"/>
    </style:style>
    <style:style style:name="P35" style:family="paragraph" style:parent-style-name="Standard" style:list-style-name="L19">
      <style:paragraph-properties fo:margin-left="1.244cm" fo:margin-right="0cm" fo:text-indent="0cm" style:auto-text-indent="false"/>
      <style:text-properties style:font-name="Times New Roman1" fo:font-size="14pt" fo:font-style="normal" style:text-underline-style="none" style:font-size-asian="14pt" style:font-style-asian="normal" style:font-size-complex="14pt" style:font-style-complex="normal"/>
    </style:style>
    <style:style style:name="P36" style:family="paragraph" style:parent-style-name="Standard" style:list-style-name="L20">
      <style:paragraph-properties fo:margin-left="1.244cm" fo:margin-right="0cm" fo:text-indent="0cm" style:auto-text-indent="false"/>
      <style:text-properties style:font-name="Times New Roman1" fo:font-size="14pt" fo:font-style="normal" style:text-underline-style="none" style:font-size-asian="14pt" style:font-style-asian="normal" style:font-size-complex="14pt" style:font-style-complex="normal"/>
    </style:style>
    <style:style style:name="P37" style:family="paragraph" style:parent-style-name="Standard" style:list-style-name="L22">
      <style:paragraph-properties fo:margin-left="1.244cm" fo:margin-right="0cm" fo:text-indent="0cm" style:auto-text-indent="false"/>
    </style:style>
    <style:style style:name="P38" style:family="paragraph" style:parent-style-name="Standard" style:list-style-name="L23">
      <style:paragraph-properties fo:margin-left="1.244cm" fo:margin-right="0cm" fo:text-indent="0cm" style:auto-text-indent="false"/>
    </style:style>
    <style:style style:name="P39" style:family="paragraph" style:parent-style-name="Standard" style:list-style-name="L24">
      <style:paragraph-properties fo:margin-left="1.244cm" fo:margin-right="0cm" fo:text-indent="0cm" style:auto-text-indent="false"/>
    </style:style>
    <style:style style:name="P40" style:family="paragraph" style:parent-style-name="Standard" style:list-style-name="L25">
      <style:paragraph-properties fo:margin-left="1.244cm" fo:margin-right="0cm" fo:text-indent="0cm" style:auto-text-indent="false"/>
    </style:style>
    <style:style style:name="P41" style:family="paragraph" style:parent-style-name="Standard" style:list-style-name="L27">
      <style:paragraph-properties fo:margin-left="1.244cm" fo:margin-right="0cm" fo:text-indent="0cm" style:auto-text-indent="false"/>
    </style:style>
    <style:style style:name="P42" style:family="paragraph" style:parent-style-name="Standard" style:list-style-name="L19">
      <style:paragraph-properties fo:margin-left="0cm" fo:margin-right="0cm" fo:text-indent="0cm" style:auto-text-indent="false"/>
      <style:text-properties style:font-name="Times New Roman1" fo:font-size="14pt" fo:font-style="normal" style:text-underline-style="none" style:font-size-asian="14pt" style:font-style-asian="normal" style:font-size-complex="14pt" style:font-style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44" style:family="paragraph" style:parent-style-name="Standard">
      <style:paragraph-properties fo:margin-left="1.217cm" fo:margin-right="0cm" fo:text-indent="0cm" style:auto-text-indent="false"/>
      <style:text-properties fo:font-style="italic" style:font-style-asian="italic" style:font-style-complex="italic"/>
    </style:style>
    <style:style style:name="P45" style:family="paragraph" style:parent-style-name="Standard" style:list-style-name="L28">
      <style:paragraph-properties fo:margin-left="1.217cm" fo:margin-right="0cm" fo:text-indent="0cm" style:auto-text-indent="false"/>
      <style:text-properties fo:font-style="italic" style:font-style-asian="italic" style:font-style-complex="italic"/>
    </style:style>
    <style:style style:name="P46" style:family="paragraph" style:parent-style-name="Standard" style:list-style-name="L29">
      <style:paragraph-properties fo:margin-left="1.217cm" fo:margin-right="0cm" fo:text-indent="0cm" style:auto-text-indent="false"/>
      <style:text-properties fo:font-style="italic" style:font-style-asian="italic" style:font-style-complex="italic"/>
    </style:style>
    <style:style style:name="P47" style:family="paragraph" style:parent-style-name="Standard" style:list-style-name="L30">
      <style:paragraph-properties fo:margin-left="1.217cm" fo:margin-right="0cm" fo:text-indent="0cm" style:auto-text-indent="false"/>
      <style:text-properties fo:font-style="italic" style:font-style-asian="italic" style:font-style-complex="italic"/>
    </style:style>
    <style:style style:name="P48" style:family="paragraph" style:parent-style-name="Standard" style:list-style-name="L31">
      <style:paragraph-properties fo:margin-left="1.217cm" fo:margin-right="0cm" fo:text-indent="0cm" style:auto-text-indent="false"/>
      <style:text-properties fo:font-style="italic" style:font-style-asian="italic" style:font-style-complex="italic"/>
    </style:style>
    <style:style style:name="T1" style:family="text">
      <style:text-properties style:text-underline-style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1" fo:font-size="14pt" fo:font-style="normal" style:text-underline-style="none" style:font-size-asian="14pt" style:font-style-asian="normal" style:font-size-complex="14pt" style:font-style-complex="normal"/>
    </style:style>
    <style:style style:name="T5" style:family="text">
      <style:text-properties style:font-name="Times New Roman1" fo:font-size="14pt" style:text-underline-style="none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zessautomatisierung</text:p>
      <text:p text:style-name="P1"/>
      <text:p text:style-name="P1">Praktikum ist Prüfungsvoraussetzung</text:p>
      <text:p text:style-name="P1">Mündliche Prüfung</text:p>
      <text:p text:style-name="P1"/>
      <text:p text:style-name="P1">KW 42 Vorlesung</text:p>
      <text:p text:style-name="P1"/>
      <text:list xml:id="list2039614469" text:style-name="L1">
        <text:list-item>
          <text:p text:style-name="P12">Grundlagen</text:p>
        </text:list-item>
      </text:list>
      <text:p text:style-name="P1"/>
      <text:p text:style-name="P1"/>
      <text:list xml:id="list1416468276" text:continue-numbering="true" text:style-name="L1">
        <text:list-header>
          <text:p text:style-name="P13">1.1. Der Begriff „Technischer Prozess“</text:p>
        </text:list-header>
      </text:list>
      <text:p text:style-name="P1"/>
      <text:p text:style-name="P2">DIN 66201: Ein Prozess ist eine Gesamtheit von aufeinander einwirkenden <text:s/>Vorgängen in einem System, durch die Materie, Energie oder Information umgeformt, transportiert oder gespeichert wird.</text:p>
      <text:p text:style-name="P2"/>
      <text:p text:style-name="P2">Ein technischer Prozess ist ein Prozess, dessen physikalische Größen mit technischen Mitteln erfasst und beeinflusst werden.</text:p>
      <text:p text:style-name="P2"/>
      <text:p text:style-name="P2">Anfangszustand von Materie, Energie oder Information → Technischer Prozess (in einem technischen System) → Endzustand ~</text:p>
      <text:p text:style-name="P2"/>
      <text:p text:style-name="P2">[Folie 1.1, 1.2: Beispiele zur Definition des Begriffs „Technischer Prozess“]</text:p>
      <text:p text:style-name="P2"/>
      <text:p text:style-name="P2">[Folie 2.1: Chemischer Reaktor]</text:p>
      <text:p text:style-name="P2"/>
      <text:p text:style-name="P2"/>
      <text:p text:style-name="P3">1.2 Der Begriff „Automatisierung</text:p>
      <text:p text:style-name="P2"/>
      <text:p text:style-name="P2">„auto“: selbstständige Ausführung eines Prozesses</text:p>
      <text:p text:style-name="P2"/>
      <text:p text:style-name="P2">DIN19233: künstliche Mittel einsetzen, damit ein Vorgang selbsttätig abläuft</text:p>
      <text:p text:style-name="P2"/>
      <text:p text:style-name="P2">3 Phasen der Entwicklung:</text:p>
      <text:list xml:id="list1092862345" text:style-name="L2">
        <text:list-item>
          <text:list>
            <text:list-item>
              <text:p text:style-name="P14">1. Phase: bis Anfang des letzten Jahrhunderts </text:p>
              <text:list>
                <text:list-item>
                  <text:list>
                    <text:list-item>
                      <text:list>
                        <text:list-header>
                          <text:p text:style-name="P14"><text:s/><text:tab/>→ Mechanisierung stand im Mittelpunkt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14">2. Phase: <text:s/>bis Mitte der 70er Jahre </text:p>
              <text:list>
                <text:list-item>
                  <text:list>
                    <text:list-header>
                      <text:p text:style-name="P14"><text:s/><text:tab/>→ Elektrotechnik und Elektronik</text:p>
                    </text:list-header>
                  </text:list>
                </text:list-item>
              </text:list>
            </text:list-item>
            <text:list-item>
              <text:p text:style-name="P14"><text:s/>3. Phase: gekennzeichnet durch verstärkten Einsatz von Rechentechnik und <text:tab/><text:tab/>Informationstechnologien</text:p>
            </text:list-item>
          </text:list>
        </text:list-item>
      </text:list>
      <text:p text:style-name="P2"/>
      <text:p text:style-name="P2">Basistechniken der Automatisierung:</text:p>
      <text:list xml:id="list1773207082" text:style-name="L3">
        <text:list-item>
          <text:list>
            <text:list-item>
              <text:p text:style-name="P15">Sensor und Aktortechnik</text:p>
            </text:list-item>
            <text:list-item>
              <text:p text:style-name="P17">Steuerungs- und Regelungstechnik<text:span text:style-name="T1"> ← ausschließlicher Fokus des Fachs</text:span></text:p>
            </text:list-item>
            <text:list-item>
              <text:p text:style-name="P15"><text:soft-page-break/>Robotertechnik</text:p>
            </text:list-item>
            <text:list-item>
              <text:p text:style-name="P15">Leittechnik</text:p>
            </text:list-item>
          </text:list>
        </text:list-item>
      </text:list>
      <text:p text:style-name="P2"/>
      <text:p text:style-name="P2">Integrationstechniken (Gebiete oder Techniken mit integrativer Wirkung):</text:p>
      <text:list xml:id="list723133191" text:style-name="L4">
        <text:list-item>
          <text:p text:style-name="P16">Rechen- und Informationstechnik</text:p>
        </text:list-item>
        <text:list-item>
          <text:p text:style-name="P16">Mensch-Maschine-Systeme</text:p>
        </text:list-item>
        <text:list-item>
          <text:p text:style-name="P16">Struktur- und Systemtechnik</text:p>
        </text:list-item>
        <text:list-item>
          <text:p text:style-name="P16">Managementtechniken</text:p>
        </text:list-item>
      </text:list>
      <text:p text:style-name="P2"/>
      <text:p text:style-name="P3">1.3 Der Begriff „Prozessautomatisierung“ (PA), Ziele der PA</text:p>
      <text:p text:style-name="P4"/>
      <text:p text:style-name="P4">Ein PA-System beinhaltet 3 miteinander gekoppelte Systeme</text:p>
      <text:list xml:id="list135720128" text:style-name="L5">
        <text:list-item>
          <text:p text:style-name="P18">ein technisches System in dem der Prozess abläuft</text:p>
        </text:list-item>
        <text:list-item>
          <text:p text:style-name="P18">ein Rechner- und Kommunikationssystem in welchem die Informationsprozesse ablaufen (Erfassung, Verarbeitung und Darstellung von Informationen über Prozessgeschehen und Ausgabe von Informationen zur gezielten Beeinflussung des technischen Prozesses)</text:p>
        </text:list-item>
        <text:list-item>
          <text:p text:style-name="P18">Bedienpersonal (Beobachtung, Leitung, Beeinflussung</text:p>
        </text:list-item>
      </text:list>
      <text:p text:style-name="P4"/>
      <text:p text:style-name="P4">→ interagieren miteinander</text:p>
      <text:p text:style-name="P4"/>
      <text:p text:style-name="P4">[Folie 2.2 Prozessautomatisierungssystem]</text:p>
      <text:p text:style-name="P4"/>
      <text:p text:style-name="P4">Klassifikation der PA nach Art der technischen Prozesse</text:p>
      <text:list xml:id="list1569855028" text:style-name="L6">
        <text:list-item>
          <text:list>
            <text:list-item>
              <text:p text:style-name="P19">Automatisierung verfahrenstechnischer Anlagen</text:p>
            </text:list-item>
            <text:list-item>
              <text:p text:style-name="P19">Fertigungsautomatisierung</text:p>
            </text:list-item>
          </text:list>
        </text:list-item>
      </text:list>
      <text:p text:style-name="P4"/>
      <text:p text:style-name="P4">andere Möglichkeit:</text:p>
      <text:list xml:id="list1649702008" text:style-name="L7">
        <text:list-item>
          <text:list>
            <text:list-item>
              <text:p text:style-name="P20">Produktautomatisierung (Aut. einzelner Produkte, z.B. Waschmaschine)</text:p>
            </text:list-item>
            <text:list-item>
              <text:p text:style-name="P20">Anlagenautomatisierung</text:p>
            </text:list-item>
          </text:list>
        </text:list-item>
      </text:list>
      <text:p text:style-name="P4"/>
      <text:p text:style-name="P4">Ziele der PA:</text:p>
      <text:list xml:id="list435323794" text:style-name="L8">
        <text:list-item>
          <text:list>
            <text:list-item>
              <text:p text:style-name="P21">Erzeugung besserer und billigerer Produkte mit weniger Ab.-einsatz</text:p>
            </text:list-item>
            <text:list-item>
              <text:p text:style-name="P21">einfachere und bequemere Handhabung</text:p>
            </text:list-item>
            <text:list-item>
              <text:p text:style-name="P21">Verringerung der Gefährdung von Menschen (z.B. ABS)</text:p>
            </text:list-item>
            <text:list-item>
              <text:p text:style-name="P21">Humanisierung von Arbeitsbedingungen (z.B. Lackiererei)</text:p>
            </text:list-item>
            <text:list-item>
              <text:p text:style-name="P21">Verringerung gefährdender Stoffe für Mensch und Umwelt</text:p>
            </text:list-item>
          </text:list>
        </text:list-item>
      </text:list>
      <text:p text:style-name="P4"/>
      <text:p text:style-name="P4">→ Nebenwirkungen der PA:</text:p>
      <text:list xml:id="list662320752" text:style-name="L9">
        <text:list-item>
          <text:list>
            <text:list-item>
              <text:p text:style-name="P22">Verlust von Arbeitsplätzen</text:p>
            </text:list-item>
            <text:list-item>
              <text:p text:style-name="P22">Verringerung sozialer Kontakte</text:p>
            </text:list-item>
          </text:list>
        </text:list-item>
      </text:list>
      <text:p text:style-name="P4"/>
      <text:p text:style-name="P4"/>
      <text:p text:style-name="P4"><text:soft-page-break/></text:p>
      <text:p text:style-name="P3">1.4 Inhaltliche Aspekte der PA</text:p>
      <text:p text:style-name="P5">1.4.1 PA-Systeme als Echtzeitsysteme</text:p>
      <text:p text:style-name="P5"/>
      <text:p text:style-name="P6">technischer Prozess und Rechner- und Kommunikationssystem bilden zusammen ein gekoppeltes technisches Echtzeitsystem</text:p>
      <text:p text:style-name="P6"/>
      <text:p text:style-name="P6">Dimension Zeit tritt hinzu</text:p>
      <text:p text:style-name="P6"/>
      <text:p text:style-name="P6">Forderungen:</text:p>
      <text:p text:style-name="P6"/>
      <text:p text:style-name="P6">a) Rechtzeitigkeit: Reaktion innerhalb vorgegebener u. vorhersehbarer Zeitschranken; funktionelle Korrektheit hängt nicht nur vom Resultat der Berechnung ab, sondern auch davon, wann dieses Resultat produziert wird (pragmat. Aspekt von Information)</text:p>
      <text:p text:style-name="P6"/>
      <text:p text:style-name="P6">b) Gleichzeitigkeit: i.d.R. sind in einem Prozess mehrere Vorgänge (Teilprozesse) gleichzeitig zu steuern → neben läufige Ausführung von Programmen muss möglich sein</text:p>
      <text:p text:style-name="P6"/>
      <text:p text:style-name="P6"><text:s/>c) Verlässlichkeit: dann von Bedeutung, wenn Ausfall des Rechner- und Kommunikationssystems zu einer Gefährdung von Sachwerten und/oder Menschen führen kann, es muss gewährleistet werden, dass auch bei einem Hardware- und Softwareversagen das System in einen Sicheren Zustand überführt wird.</text:p>
      <text:p text:style-name="P6"/>
      <text:p text:style-name="P6">d) Vorhersagbarkeit: alle durch das Rechnersystem auszuführenden Reaktionen müssen exakt geplant und deterministisch sein (auch bei Überlast- u. Fehlersituationen)</text:p>
      <text:p text:style-name="P6"/>
      <text:p text:style-name="P5">1.4.2 Rechnersysteme für die PA</text:p>
      <text:p text:style-name="P6"/>
      <text:p text:style-name="P6">Frei programmierbare Digitalrechner → drei wesentliche Eigenschaften:</text:p>
      <text:p text:style-name="P6">a) sie müssen die Anforderungen des Echtzeitsystems erfüllen</text:p>
      <text:p text:style-name="P6">b) Möglichkeiten der Prozesskopplung</text:p>
      <text:p text:style-name="P6">c) Sie müssen in der Lage sein, einzelne Bits zu verarbeiten, um z.B. Kontaktstellungen abzufragen und Aktoren ein- bzw. auszuschalten</text:p>
      <text:p text:style-name="P6"/>
      <text:p text:style-name="P6">Rechnersysteme:</text:p>
      <text:list xml:id="list1758457937" text:style-name="L10">
        <text:list-item>
          <text:list>
            <text:list-item>
              <text:p text:style-name="P23">SPS</text:p>
            </text:list-item>
            <text:list-item>
              <text:p text:style-name="P24">μController (Embedded Systems)</text:p>
            </text:list-item>
            <text:list-item>
              <text:p text:style-name="P24">Industrie-PCs</text:p>
            </text:list-item>
            <text:list-item>
              <text:p text:style-name="P24">Prozessleitsysteme (PLS)</text:p>
            </text:list-item>
          </text:list>
        </text:list-item>
      </text:list>
      <text:p text:style-name="P7"/>
      <text:p text:style-name="P7"><text:soft-page-break/></text:p>
      <text:p text:style-name="P7"/>
      <text:p text:style-name="P7">Komponenten eines PLS</text:p>
      <text:p text:style-name="P7"/>
      <text:p text:style-name="P7">[Grafik PLS]</text:p>
      <text:p text:style-name="P7"/>
      <text:p text:style-name="P7">ABK<text:tab/><text:tab/>EWS<text:tab/>LRK<text:tab/><text:tab/>ABK (Anzeige- und Bedienkomponenten)</text:p>
      <text:p text:style-name="P9"><text:s text:c="3"/>|<text:tab/><text:tab/> <text:s text:c="3"/>|<text:tab/> <text:s/>|<text:tab/><text:tab/> <text:s text:c="3"/>|</text:p>
      <text:p text:style-name="P7"><text:tab/> <text:s text:c="2"/>|<text:tab/><text:tab/> <text:s text:c="3"/>|<text:tab/><text:tab/> <text:s text:c="2"/>|<text:tab/><text:tab/> |</text:p>
      <text:p text:style-name="P7"><text:tab/>PNK<text:tab/><text:tab/>PNK<text:tab/><text:tab/>PNK<text:tab/><text:tab/>PNK</text:p>
      <text:p text:style-name="P7"><text:tab/><text:tab/><text:tab/><text:tab/><text:tab/><text:tab/><text:tab/> <text:s text:c="3"/>|</text:p>
      <text:p text:style-name="P7"><text:tab/><text:tab/><text:tab/><text:tab/><text:tab/><text:tab/><text:tab/> <text:s text:c="3"/>|</text:p>
      <text:p text:style-name="P7"><text:tab/><text:tab/><text:tab/><text:tab/><text:tab/><text:tab/><text:tab/>----------- Feldbus</text:p>
      <text:p text:style-name="P7"><text:tab/><text:tab/><text:tab/><text:tab/><text:tab/><text:tab/><text:tab/>| <text:s/>| <text:s/>| <text:s/>| … Sensoren&amp;Aktoren</text:p>
      <text:p text:style-name="P7"/>
      <text:p text:style-name="P7">EWS: Engineering Workstation (zur Konfiguration der Applikation)</text:p>
      <text:p text:style-name="P7">PWK: Prozessnahe Komponenten</text:p>
      <text:p text:style-name="P7"/>
      <text:p text:style-name="P8">1.4.3 Einsatzarten für Rechnersysteme</text:p>
      <text:p text:style-name="P7"/>
      <text:p text:style-name="P7">Automatisierungsgrad: Umfang an Automatisierung</text:p>
      <text:p text:style-name="P7">→ 3 Rechnereinsatzarten:</text:p>
      <text:list xml:id="list356586505" text:style-name="L11">
        <text:list-item>
          <text:list>
            <text:list-item>
              <text:p text:style-name="P25">der off-line Betrieb (Betrieb mit indirekter Prozesskopplung)</text:p>
            </text:list-item>
          </text:list>
        </text:list-item>
      </text:list>
      <text:p text:style-name="P7"><text:tab/>→ geringster Aut.-Grad, Rechnersystem für Berechnungen und <text:tab/><text:tab/> <text:s text:c="4"/>Auswertungen</text:p>
      <text:p text:style-name="P7"/>
      <text:p text:style-name="P7">[Folie 3.1 Offline-Einsatz eines Rechners]</text:p>
      <text:p text:style-name="P7"/>
      <text:list xml:id="list138252804" text:style-name="L12">
        <text:list-item>
          <text:list>
            <text:list-item>
              <text:p text:style-name="P26">der online-/open-loop-Betrieb (offen prozessgekoppelter Betrieb)</text:p>
            </text:list-item>
          </text:list>
        </text:list-item>
      </text:list>
      <text:p text:style-name="P7"><text:tab/>→ mitttlerer Aut.-Grad; Rechnersystem ist gerätemäßig und im <text:tab/> <text:s/><text:tab/> <text:s text:c="4"/>Zeitverhalten an den technischen Prozess angekoppelt; <text:tab/><text:tab/><text:tab/> <text:s text:c="4"/>Eingriffsverantwortung bleibt beim Bedienpersonal</text:p>
      <text:p text:style-name="P7"/>
      <text:p text:style-name="P7">[Folie 3.2 On-line/open-loop-Betrieb]</text:p>
      <text:p text:style-name="P7"/>
      <text:list xml:id="list1392742460" text:style-name="L13">
        <text:list-item>
          <text:list>
            <text:list-item>
              <text:p text:style-name="P27">der online/closed-loop-Betrieb (geschlossen prozessgekoppelter Betrieb)</text:p>
            </text:list-item>
          </text:list>
        </text:list-item>
      </text:list>
      <text:p text:style-name="P7"><text:tab/>→ hoher Automatisierungsgrad; Rechnersystem übernimmt zusätzlich <text:tab/> <text:s text:c="4"/>die Beeinflussung des technischen Prozesses</text:p>
      <text:p text:style-name="P7"><text:tab/>→ hohe Anforderungen an Echtzeitfähigkeiten und Reaktionsverhalten; <text:tab/> <text:s text:c="4"/>Maßnahmen für Störfälle des Rechnersystems notwendig</text:p>
      <text:p text:style-name="P7"/>
      <text:p text:style-name="P7">[Folie 3.3 closed-loop-Betrieb]</text:p>
      <text:p text:style-name="P7"/>
      <text:p text:style-name="P7"/>
      <text:p text:style-name="P7"><text:soft-page-break/></text:p>
      <text:p text:style-name="P7"/>
      <text:p text:style-name="P7"/>
      <text:p text:style-name="P8">1.4.4 Produkt- und Anlagenautomatisierung</text:p>
      <text:p text:style-name="P7"/>
      <text:p text:style-name="P7">2 Arten:</text:p>
      <text:list xml:id="list983433686" text:style-name="L14">
        <text:list-item>
          <text:list>
            <text:list-item>
              <text:p text:style-name="P28">PA-Systeme, bei denen der techn. Prozess in einem techn. Produkt abläuft; i.a. Handelt es sich um ein Serien- oder Massenprodukt</text:p>
            </text:list-item>
          </text:list>
        </text:list-item>
      </text:list>
      <text:p text:style-name="P7"/>
      <text:p text:style-name="P7">[Folie 3.4]</text:p>
      <text:p text:style-name="P7"/>
      <text:list xml:id="list1109367930" text:continue-numbering="true" text:style-name="L14">
        <text:list-item>
          <text:list>
            <text:list-item>
              <text:p text:style-name="P28">~,~ in einer großen, oft räumlich ausgedehnten techn. Anlage abläuft; techn. Prozess besteht meist aus einzelnen Teilprozessen (z.B. Brauereianlage)</text:p>
            </text:list-item>
          </text:list>
        </text:list-item>
      </text:list>
      <text:p text:style-name="P7"/>
      <text:p text:style-name="P7">zu 1. Einsatz von μControllern, on-line-closed-loop-Betrieb </text:p>
      <text:list xml:id="list1557304702" text:style-name="L15">
        <text:list-item>
          <text:list>
            <text:list-item>
              <text:p text:style-name="P29">bildet μC mit dem mech. System ein integriertes Gesamtsystem</text:p>
            </text:list-item>
          </text:list>
        </text:list-item>
      </text:list>
      <text:p text:style-name="P7"><text:tab/>→ mechatronisches Systemtechnik</text:p>
      <text:p text:style-name="P7">zu 2. Automatisier.-anlagen sind meist sog. „Einmalsysteme“;</text:p>
      <text:p text:style-name="P7">zwar modular aufgebaute Rechner- und Kommunikationssysteme; jedoch individuelle Softwareentwicklung</text:p>
      <text:p text:style-name="P7"/>
      <text:p text:style-name="P7">[Folie 4.1 Struktur eines Prozessautomatisierungssystems bei der Anlagenautomatisierung]</text:p>
      <text:p text:style-name="P7"/>
      <text:p text:style-name="P7">[Folie 4.2 Kennzeichnende Kriterien bei der Produkt- bzw. bei der Anlagenautomatisierung]</text:p>
      <text:p text:style-name="P7"/>
      <text:p text:style-name="P8">1.4.5 Bestandteile von PA-Systemen</text:p>
      <text:p text:style-name="P7"/>
      <text:p text:style-name="P7">[Folie 5.1 Hierarchiediagramm]</text:p>
      <text:p text:style-name="P7"/>
      <text:p text:style-name="P7">Feldbusse: PROFIBUS, Interbus-S, CAN-Bus (Controller Area Network)</text:p>
      <text:p text:style-name="P7"/>
      <text:p text:style-name="P7">[Folie 5.2 Übersicht über das Automatisierungs-Computer-Softwaresystem]</text:p>
      <text:p text:style-name="P7"/>
      <text:p text:style-name="P7"/>
      <text:p text:style-name="P8">1.4.6 Darstellung technischer Prozesse</text:p>
      <text:p text:style-name="P7"/>
      <text:p text:style-name="P7">verschiedene Konkretisierungsstufen</text:p>
      <text:p text:style-name="P7"/>
      <text:p text:style-name="P7">[Folie 6.1]</text:p>
      <text:p text:style-name="P7"/>
      <text:list xml:id="list1119777112" text:style-name="L16">
        <text:list-item>
          <text:list>
            <text:list-item>
              <text:p text:style-name="P30">gröbste Stufe: Fließbilder</text:p>
            </text:list-item>
          </text:list>
        </text:list-item>
      </text:list>
      <text:list xml:id="list1717756022" text:style-name="L17">
        <text:list-item>
          <text:list>
            <text:list-item>
              <text:p text:style-name="P31">detaillierter: Verfahrensbild (Apparate u. Maschinen; Bemessung von <text:soft-page-break/><text:tab/>Datenflüssen, Mengen, Energieträger, Betriebsbedingungen)</text:p>
            </text:list-item>
            <text:list-item>
              <text:p text:style-name="P31">höchste Stufe: Rohrleitungs- und Instrumentierungsfließbild (sog. RI- Fließbild) RI Fließbild enthält PLT-Stellen (Prozessleittechnik)</text:p>
            </text:list-item>
          </text:list>
        </text:list-item>
      </text:list>
      <text:p text:style-name="P7"/>
      <text:p text:style-name="P7">PLT-Stelle:</text:p>
      <text:list xml:id="list2068642082" text:style-name="L18">
        <text:list-item>
          <text:list>
            <text:list-item>
              <text:p text:style-name="P32">ein oder mehrere Signalquellen (z.B. Sensoren)</text:p>
            </text:list-item>
            <text:list-item>
              <text:p text:style-name="P32">eine Funktionseinheit zur Signalverarbeitung (Regler)</text:p>
            </text:list-item>
            <text:list-item>
              <text:p text:style-name="P32">eine oder mehrere Signalsenken (z.B. Aktoren)</text:p>
            </text:list-item>
            <text:list-item>
              <text:p text:style-name="P32">Kennzeichnung mit Kreis oder Langrund</text:p>
            </text:list-item>
            <text:list-item>
              <text:p text:style-name="P32">Kreis: vor Ort</text:p>
            </text:list-item>
            <text:list-item>
              <text:p text:style-name="P32">Kreis mit Querstrich: Prozessleitware</text:p>
            </text:list-item>
            <text:list-item>
              <text:p text:style-name="P32">Kreis mit doppeltem Querstrich: örtlicher Leitstand</text:p>
            </text:list-item>
            <text:list-item>
              <text:p text:style-name="P32">wenn PTL-funktionen mit Prozessleitsystem realisiert werden, um Kreis ein <text:tab/>Quadrat, um Langrund ein Rechteck</text:p>
            </text:list-item>
            <text:list-item>
              <text:p text:style-name="P32">Langrund analog</text:p>
            </text:list-item>
          </text:list>
        </text:list-item>
      </text:list>
      <text:p text:style-name="P7"/>
      <text:p text:style-name="P7">Kennzeichnung von Anlagenteilen und Armaturen durch Kennbuchstaben und Zählnummern (siehe Folie 6.2)</text:p>
      <text:p text:style-name="P7"/>
      <text:p text:style-name="P10"><text:tab/>→ Anlagen und Apparatekennzeichen</text:p>
      <text:p text:style-name="P10"/>
      <text:p text:style-name="P10">KW 43</text:p>
      <text:p text:style-name="P10"/>
      <text:p text:style-name="P10"/>
      <text:p text:style-name="P10">KW44</text:p>
      <text:p text:style-name="P10"/>
      <text:p text:style-name="P11">3.2 Programmierung mit STEP7<text:line-break/></text:p>
      <text:list xml:id="list2048224869" text:style-name="L19">
        <text:list-item>
          <text:list>
            <text:list-item>
              <text:p text:style-name="P35">zur Softwareentwicklung:</text:p>
              <text:list>
                <text:list-item>
                  <text:list>
                    <text:list-header>
                      <text:p text:style-name="P35"><text:s/><text:tab/>Anweisungsliste (AWL)</text:p>
                      <text:list>
                        <text:list-item>
                          <text:list>
                            <text:list-header>
                              <text:p text:style-name="P35"><text:s/><text:tab/>Funktionsplan (FUP)</text:p>
                              <text:list>
                                <text:list-item>
                                  <text:list>
                                    <text:list-header>
                                      <text:p text:style-name="P35"><text:s/><text:tab/>Kontaktplan (KOP)</text:p>
                                      <text:p text:style-name="P35"/>
                                      <text:p text:style-name="P35"><text:span text:style-name="T2"/></text:p>
                                      <text:list>
                                        <text:list-header>
                                          <text:p text:style-name="P42"><text:span text:style-name="T2">3.2.1 Struktur</text:span>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34"><text:span text:style-name="T3"/></text:p>
      <text:list xml:id="list1713679569" text:style-name="L20">
        <text:list-item>
          <text:list>
            <text:list-header>
              <text:p text:style-name="P36">Bausteine</text:p>
            </text:list-header>
          </text:list>
        </text:list-item>
      </text:list>
      <text:p text:style-name="P33"><text:span text:style-name="T4"><text:tab/>Anwenderbausteine</text:span></text:p>
      <text:p text:style-name="P33"><text:span text:style-name="T4"><text:tab/>Systembausteine</text:span></text:p>
      <text:p text:style-name="P33"><text:span text:style-name="T4"><text:tab/>Standardbausteine (fertige Funktionen)</text:span></text:p>
      <text:list xml:id="list261827210" text:style-name="L22">
        <text:list-item>
          <text:list>
            <text:list-item>
              <text:p text:style-name="P37"><text:span text:style-name="T4">Organisationsbausteine (OB)</text:span></text:p>
            </text:list-item>
          </text:list>
        </text:list-item>
      </text:list>
      <text:p text:style-name="P33"><text:span text:style-name="T4"><text:tab/>Schnittstelle zum BS</text:span></text:p>
      <text:p text:style-name="P33"><text:span text:style-name="T4"><text:tab/>OB1: wird zyklisch aufgerufen</text:span></text:p>
      <text:p text:style-name="P33"><text:span text:style-name="T4"><text:tab/>OB35: wird alle 100 Millisekunden aufgerufen*</text:span></text:p>
      <text:p text:style-name="P33"><text:soft-page-break/><text:span text:style-name="T4"><text:tab/>OB100: wird beim Systemstart aufgerufen*</text:span></text:p>
      <text:p text:style-name="P33"><text:span text:style-name="T4"/></text:p>
      <text:p text:style-name="P33"><text:span text:style-name="T4"><text:tab/>* = für Fuzzy-Regler</text:span></text:p>
      <text:p text:style-name="P33"><text:span text:style-name="T4"><text:tab/></text:span></text:p>
      <text:p text:style-name="P33"><text:span text:style-name="T4"><text:tab/>→ Strukturierung des Programms sinnvoll</text:span></text:p>
      <text:p text:style-name="P33"><text:span text:style-name="T4"/></text:p>
      <text:list xml:id="list1730640739" text:style-name="L23">
        <text:list-item>
          <text:list>
            <text:list-item>
              <text:p text:style-name="P38"><text:span text:style-name="T4">Funktionen (FC)</text:span></text:p>
            </text:list-item>
          </text:list>
        </text:list-item>
      </text:list>
      <text:p text:style-name="P33"><text:span text:style-name="T4"><text:tab/>liefern einen Wert zurück und sind parametrierbar</text:span></text:p>
      <text:p text:style-name="P33"><text:span text:style-name="T4"><text:tab/>können weiter in „Netzwerke“ strukturiert werde</text:span></text:p>
      <text:p text:style-name="P33"><text:span text:style-name="T4"><text:tab/><text:tab/>(insbesondere bei FUP)</text:span></text:p>
      <text:list xml:id="list875495118" text:style-name="L24">
        <text:list-item>
          <text:list>
            <text:list-item>
              <text:p text:style-name="P39"><text:span text:style-name="T4">Datenbausteine (DB)</text:span></text:p>
            </text:list-item>
          </text:list>
        </text:list-item>
      </text:list>
      <text:p text:style-name="P33"><text:span text:style-name="T4"><text:tab/>enthalten Daten des Anwenderprogramms (Name, Position, Datentyp)</text:span></text:p>
      <text:p text:style-name="P33"><text:span text:style-name="T4"><text:tab/>Unterscheidung zwischen globalen DBs und Instanz-DBs → gehören zu <text:tab/>einem Funktionsbaustein</text:span></text:p>
      <text:list xml:id="list1759689920" text:style-name="L25">
        <text:list-item>
          <text:list>
            <text:list-item>
              <text:p text:style-name="P40"><text:span text:style-name="T4">Funktionsbausteine (FB)<text:tab/></text:span></text:p>
            </text:list-item>
          </text:list>
        </text:list-item>
      </text:list>
      <text:p text:style-name="P33"><text:span text:style-name="T4"/></text:p>
      <text:p text:style-name="P33"><text:span text:style-name="T4"/></text:p>
      <text:p text:style-name="P33"><text:span text:style-name="T4">Strukturierung der Programme </text:span></text:p>
      <text:list xml:id="list182299874" text:style-name="L27">
        <text:list-item>
          <text:list>
            <text:list-item>
              <text:p text:style-name="P41"><text:span text:style-name="T4">Max. Schachtelungstiefe beträgt 8</text:span></text:p>
            </text:list-item>
          </text:list>
        </text:list-item>
      </text:list>
      <text:p text:style-name="P33"><text:span text:style-name="T4"/></text:p>
      <text:p text:style-name="P33"><text:span text:style-name="T4"/></text:p>
      <text:p text:style-name="P33"><text:span text:style-name="T4">Semantik der wichtigsten STEP7-Befehle – Handout Seite 35 bis 46</text:span></text:p>
      <text:p text:style-name="P33"><text:span text:style-name="T4"/></text:p>
      <text:p text:style-name="P33"><text:span text:style-name="T4">ACHTUNG!</text:span></text:p>
      <text:p text:style-name="P33"><text:span text:style-name="T4">&lt;AKKU1&gt; := &lt;AKKU1&gt; op &lt;AKKU2&gt;</text:span></text:p>
      <text:p text:style-name="P33"><text:span text:style-name="T4"/></text:p>
      <text:p text:style-name="P43"><text:span text:style-name="T5">3.2.3 Programmbeispiele</text:span></text:p>
      <text:p text:style-name="P43"><text:span text:style-name="T4"/></text:p>
      <text:list xml:id="list1407871622" text:style-name="L28">
        <text:list-item>
          <text:list>
            <text:list-item>
              <text:list>
                <text:list-item>
                  <text:p text:style-name="P45"><text:span text:style-name="T4">Operanden: Ein- und Ausgabevariablen sowie Marker</text:span></text:p>
                </text:list-item>
              </text:list>
            </text:list-item>
          </text:list>
        </text:list-item>
      </text:list>
      <text:p text:style-name="P44"><text:span text:style-name="T4"><text:tab/><text:tab/><text:tab/>E<text:tab/><text:tab/>A<text:tab/><text:tab/><text:tab/><text:tab/>M</text:span></text:p>
      <text:p text:style-name="P44"><text:span text:style-name="T4"/></text:p>
      <text:p text:style-name="P44"><text:span text:style-name="T4"><text:tab/>Datentyp mit weiterem Buchstaben: „“ → Bit, „B“ → Byte, „W“ → <text:tab/><text:tab/>Wort, „D“ → Doppelwort</text:span></text:p>
      <text:p text:style-name="P44"><text:span text:style-name="T4"/></text:p>
      <text:list xml:id="list1658994962" text:style-name="L29">
        <text:list-item>
          <text:list>
            <text:list-item>
              <text:p text:style-name="P46"><text:span text:style-name="T4">Bsp.:</text:span></text:p>
            </text:list-item>
          </text:list>
        </text:list-item>
      </text:list>
      <text:p text:style-name="P44"><text:span text:style-name="T4"><text:tab/>E <text:s text:c="4"/>0,0<text:tab/><text:tab/>Eingangsvariable<text:tab/>Adresse 0.0<text:tab/>Datentyp Bit</text:span></text:p>
      <text:p text:style-name="P44"><text:span text:style-name="T4"><text:tab/>EW 28<text:tab/><text:tab/> <text:s text:c="8"/>''<text:tab/><text:tab/> <text:s text:c="3"/>''<text:tab/> <text:s text:c="3"/>28<text:tab/> <text:s text:c="5"/>''<text:tab/> <text:s text:c="5"/>Bit</text:span></text:p>
      <text:p text:style-name="P44"><text:span text:style-name="T4"><text:tab/>MB 0<text:tab/><text:tab/><text:tab/>Merkervariable<text:tab/> <text:s text:c="3"/>''<text:tab/> <text:s text:c="3"/>0<text:tab/> <text:s text:c="5"/>''<text:tab/> <text:s text:c="5"/>Bit</text:span></text:p>
      <text:p text:style-name="P44"><text:span text:style-name="T4"/></text:p>
      <text:list xml:id="list588687424" text:style-name="L30">
        <text:list-item>
          <text:list>
            <text:list-item>
              <text:p text:style-name="P47"><text:span text:style-name="T4">Bsp.: y = a¬b v c</text:span></text:p>
            </text:list-item>
          </text:list>
        </text:list-item>
      </text:list>
      <text:p text:style-name="P44"><text:span text:style-name="T4"/></text:p>
      <text:p text:style-name="P44"><text:span text:style-name="T4"><text:tab/>A0.0 = E0.0 ¬E0.1 v E0.2</text:span></text:p>
      <text:p text:style-name="P44"><text:span text:style-name="T4"/></text:p>
      <text:p text:style-name="P44"><text:span text:style-name="T4"><text:tab/>[Zeichnung: entsprechendes Logikgatter]</text:span></text:p>
      <text:p text:style-name="P44"><text:span text:style-name="T4"/></text:p>
      <text:p text:style-name="P44"><text:soft-page-break/><text:span text:style-name="T4"><text:tab/>Anweisungsliste:</text:span></text:p>
      <text:p text:style-name="P44"><text:span text:style-name="T4"><text:tab/><text:tab/>U<text:tab/>E<text:tab/>0.0</text:span></text:p>
      <text:p text:style-name="P44"><text:span text:style-name="T4"><text:tab/><text:tab/>UN<text:tab/>E<text:tab/>0.1</text:span></text:p>
      <text:p text:style-name="P44"><text:span text:style-name="T4"><text:tab/><text:tab/>O<text:tab/>E<text:tab/>0.2</text:span></text:p>
      <text:p text:style-name="P44"><text:span text:style-name="T4"><text:tab/><text:tab/>=<text:tab/>A<text:tab/>0.0</text:span></text:p>
      <text:p text:style-name="P44"><text:span text:style-name="T4"/></text:p>
      <text:p text:style-name="P44"><text:span text:style-name="T4"><text:tab/>Symboltabelle:</text:span></text:p>
      <text:p text:style-name="P44"><text:span text:style-name="T4"><text:tab/>a<text:tab/><text:tab/>E0.0</text:span></text:p>
      <text:p text:style-name="P44"><text:span text:style-name="T4"><text:tab/>b<text:tab/><text:tab/>E0.1</text:span></text:p>
      <text:p text:style-name="P44"><text:span text:style-name="T4"><text:tab/>c<text:tab/><text:tab/>E0.2</text:span></text:p>
      <text:p text:style-name="P44"><text:span text:style-name="T4"><text:tab/>y<text:tab/><text:tab/>A0.0</text:span></text:p>
      <text:p text:style-name="P44"><text:span text:style-name="T4"/></text:p>
      <text:list xml:id="list1636963449" text:style-name="L31">
        <text:list-item>
          <text:list>
            <text:list-item>
              <text:p text:style-name="P48"><text:span text:style-name="T4">Beispiel 2:</text:span></text:p>
            </text:list-item>
          </text:list>
        </text:list-item>
      </text:list>
      <text:p text:style-name="P44"><text:span text:style-name="T4"><text:tab/>y = c(¬a¬b v d¬(ab) v abc¬d)</text:span></text:p>
      <text:p text:style-name="P44"><text:span text:style-name="T4"/></text:p>
      <text:p text:style-name="P44"><text:span text:style-name="T4"><text:tab/>Symbol<text:tab/>Variable<text:tab/>Typ</text:span></text:p>
      <text:p text:style-name="P44"><text:span text:style-name="T4"><text:tab/>y<text:tab/><text:tab/>A<text:tab/>0.0<text:tab/>Boolean</text:span></text:p>
      <text:p text:style-name="P44"><text:span text:style-name="T4"><text:tab/>a<text:tab/><text:tab/>E<text:tab/>0.0<text:tab/> <text:s text:c="3"/>''</text:span></text:p>
      <text:p text:style-name="P44"><text:span text:style-name="T4"><text:tab/>b<text:tab/><text:tab/>E<text:tab/>0.1 <text:tab/> <text:s text:c="3"/>''</text:span></text:p>
      <text:p text:style-name="P44"><text:span text:style-name="T4"><text:tab/>c<text:tab/><text:tab/>E<text:tab/>0.2<text:tab/> <text:s text:c="3"/>''</text:span></text:p>
      <text:p text:style-name="P44"><text:span text:style-name="T4"><text:tab/>d<text:tab/><text:tab/>E<text:tab/>0.3<text:tab/> <text:s text:c="3"/>''</text:span></text:p>
      <text:p text:style-name="P44"><text:span text:style-name="T4"/></text:p>
      <text:p text:style-name="P44"><text:span text:style-name="T4"><text:tab/>OB1</text:span></text:p>
      <text:p text:style-name="P44"><text:span text:style-name="T4"><text:tab/>Netzwerk:1 <text:tab/>Aufruf von Funktion 1</text:span></text:p>
      <text:p text:style-name="P44"><text:span text:style-name="T4"><text:tab/><text:tab/>CALL FC1</text:span></text:p>
      <text:p text:style-name="P44"><text:span text:style-name="T4"><text:tab/><text:tab/>NOP<text:tab/>0</text:span></text:p>
      <text:p text:style-name="P44"><text:span text:style-name="T4"/></text:p>
      <text:p text:style-name="P44"><text:span text:style-name="T4"><text:tab/>Baustein: FC 1</text:span></text:p>
      <text:p text:style-name="P44"><text:span text:style-name="T4"/></text:p>
      <text:p text:style-name="P44"><text:span text:style-name="T4"><text:tab/>Netzwerk: 1</text:span></text:p>
      <text:p text:style-name="P44"><text:span text:style-name="T4"/></text:p>
      <text:p text:style-name="P44"><text:span text:style-name="T4"><text:tab/>[Zeichnung: FUP]</text:span></text:p>
      <text:p text:style-name="P44"><text:span text:style-name="T4"><text:tab/></text:span></text:p>
      <text:p text:style-name="P44"><text:span text:style-name="T4"><text:tab/>In AWL:</text:span></text:p>
      <text:p text:style-name="P44"><text:span text:style-name="T4"><text:tab/>U(</text:span></text:p>
      <text:p text:style-name="P44"><text:span text:style-name="T4"><text:tab/>UN<text:tab/>„a“</text:span></text:p>
      <text:p text:style-name="P44"><text:span text:style-name="T4"><text:tab/>UN<text:tab/>„b“</text:span></text:p>
      <text:p text:style-name="P44"><text:span text:style-name="T4"><text:tab/>O</text:span></text:p>
      <text:p text:style-name="P44"><text:span text:style-name="T4"><text:tab/>U<text:tab/>„d“</text:span></text:p>
      <text:p text:style-name="P44"><text:span text:style-name="T4"><text:tab/>U(</text:span></text:p>
      <text:p text:style-name="P44"><text:span text:style-name="T4"><text:tab/>U<text:tab/>„a“</text:span></text:p>
      <text:p text:style-name="P44"><text:span text:style-name="T4"><text:tab/>U<text:tab/>„b“</text:span></text:p>
      <text:p text:style-name="P44"><text:span text:style-name="T4"><text:tab/>NOT</text:span></text:p>
      <text:p text:style-name="P44"><text:span text:style-name="T4"><text:tab/>)</text:span></text:p>
      <text:p text:style-name="P44"><text:span text:style-name="T4"><text:tab/>O<text:tab/></text:span></text:p>
      <text:p text:style-name="P44"><text:soft-page-break/><text:span text:style-name="T4"><text:tab/>U<text:tab/>„a“</text:span></text:p>
      <text:p text:style-name="P44"><text:span text:style-name="T4"><text:tab/>U<text:tab/>„b“</text:span></text:p>
      <text:p text:style-name="P44"><text:span text:style-name="T4"><text:tab/>U<text:tab/>„c“</text:span></text:p>
      <text:p text:style-name="P44"><text:span text:style-name="T4"><text:tab/>U<text:tab/>„d“</text:span></text:p>
      <text:p text:style-name="P44"><text:span text:style-name="T4"><text:tab/>)</text:span></text:p>
      <text:p text:style-name="P44"><text:span text:style-name="T4"><text:tab/>U<text:tab/>„c“</text:span></text:p>
      <text:p text:style-name="P44"><text:span text:style-name="T4"><text:tab/>=<text:tab/>„y“</text:span></text:p>
      <text:p text:style-name="P44"><text:span text:style-name="T4"/></text:p>
      <text:p text:style-name="P44"><text:span text:style-name="T4"><text:tab/>→ unübersichtlich, daher wenn möglich FUP nutzen!</text:span></text:p>
      <text:p text:style-name="P44"><text:span text:style-name="T4"/></text:p>
      <text:p text:style-name="P44"><text:span text:style-name="T4">Geschachtelt:</text:span></text:p>
      <text:p text:style-name="P44"><text:span text:style-name="T4"><text:tab/></text:span></text:p>
      <text:p text:style-name="P44"><text:span text:style-name="T4">Baustein: FC1</text:span></text:p>
      <text:p text:style-name="P44"><text:span text:style-name="T4">Netzwerk: 1</text:span></text:p>
      <text:p text:style-name="P44"><text:span text:style-name="T4"><text:tab/>UN <text:tab/>„a“</text:span></text:p>
      <text:p text:style-name="P44"><text:span text:style-name="T4"><text:tab/>UN <text:tab/>„b“</text:span></text:p>
      <text:p text:style-name="P44"><text:span text:style-name="T4"><text:tab/>= <text:tab/>M0.0</text:span></text:p>
      <text:p text:style-name="P44"><text:span text:style-name="T4"/></text:p>
      <text:p text:style-name="P44"><text:span text:style-name="T4">Netzwerk: 2<text:tab/></text:span></text:p>
      <text:p text:style-name="P44"><text:span text:style-name="T4"><text:tab/>U<text:tab/>„d“</text:span></text:p>
      <text:p text:style-name="P44"><text:span text:style-name="T4"><text:tab/>U(</text:span></text:p>
      <text:p text:style-name="P44"><text:span text:style-name="T4"><text:tab/>U<text:tab/>„a“</text:span></text:p>
      <text:p text:style-name="P44"><text:span text:style-name="T4"><text:tab/>U<text:tab/>„b“</text:span></text:p>
      <text:p text:style-name="P44"><text:span text:style-name="T4"><text:tab/>NOT</text:span></text:p>
      <text:p text:style-name="P44"><text:span text:style-name="T4"><text:tab/>)</text:span></text:p>
      <text:p text:style-name="P44"><text:span text:style-name="T4"><text:tab/>=<text:tab/>M0.1</text:span></text:p>
      <text:p text:style-name="P44"><text:span text:style-name="T4"/></text:p>
      <text:p text:style-name="P44"><text:span text:style-name="T4">Netzwerk: 3</text:span></text:p>
      <text:p text:style-name="P44"><text:span text:style-name="T4"><text:tab/>U<text:tab/>„a“</text:span></text:p>
      <text:p text:style-name="P44"><text:span text:style-name="T4"><text:tab/>U<text:tab/>„b“</text:span></text:p>
      <text:p text:style-name="P44"><text:span text:style-name="T4"><text:tab/>U<text:tab/>„c“</text:span></text:p>
      <text:p text:style-name="P44"><text:span text:style-name="T4"><text:tab/>UN<text:tab/>„d“</text:span></text:p>
      <text:p text:style-name="P44"><text:span text:style-name="T4"><text:tab/>=<text:tab/>M0.2</text:span></text:p>
      <text:p text:style-name="P44"><text:span text:style-name="T4"/></text:p>
      <text:p text:style-name="P44"><text:span text:style-name="T4">Netwerk: 4</text:span></text:p>
      <text:p text:style-name="P44"><text:span text:style-name="T4"><text:tab/>U(</text:span></text:p>
      <text:p text:style-name="P44"><text:span text:style-name="T4"><text:tab/>O<text:tab/>M0.0</text:span></text:p>
      <text:p text:style-name="P44"><text:span text:style-name="T4"><text:tab/>O<text:tab/>M0.1</text:span></text:p>
      <text:p text:style-name="P44"><text:span text:style-name="T4"><text:tab/>O<text:tab/>M0.2</text:span></text:p>
      <text:p text:style-name="P44"><text:span text:style-name="T4"><text:tab/>)</text:span></text:p>
      <text:p text:style-name="P44"><text:span text:style-name="T4"><text:tab/>U<text:tab/>„c“</text:span></text:p>
      <text:p text:style-name="P44"><text:span text:style-name="T4"><text:tab/>= <text:tab/>„y“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c </meta:initial-creator>
    <meta:creation-date>2011-10-19T07:35:53</meta:creation-date>
    <dc:date>2011-11-02T08:35:36</dc:date>
    <dc:creator>hc </dc:creator>
    <meta:editing-duration>PT3H47M27S</meta:editing-duration>
    <meta:editing-cycles>23</meta:editing-cycles>
    <meta:generator>LibreOffice/3.4$Linux LibreOffice_project/340m1$Build-302</meta:generator>
    <meta:document-statistic meta:table-count="0" meta:image-count="0" meta:object-count="0" meta:page-count="9" meta:paragraph-count="249" meta:word-count="1244" meta:character-count="9365" meta:non-whitespace-character-count="8094"/>
  </office:meta>
</office:document-meta>
</file>